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1D000001207275138CF9014D89.png" manifest:media-type="image/png"/>
  <manifest:file-entry manifest:full-path="Pictures/101F505B000013A3000013D85D98F703B7581037.svg" manifest:media-type="image/svg+xml"/>
  <manifest:file-entry manifest:full-path="Pictures/100000010000011D0000012049C032BE4460AD7E.png" manifest:media-type="image/png"/>
  <manifest:file-entry manifest:full-path="Pictures/101F505B000013A3000013D87B9E3FCA31961F0F.svg" manifest:media-type="image/svg+xml"/>
  <manifest:file-entry manifest:full-path="Pictures/100000010000011D0000012063D5BB7C57868C5A.png" manifest:media-type="image/png"/>
  <manifest:file-entry manifest:full-path="Pictures/101F505B000013A3000013D852D2DE8A5B74BC55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14.28cm" svg:y="1.7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5.026cm" svg:height="5.079cm" svg:x="8.283cm" svg:y="1.7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2.3cm" svg:y="1.7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5.026cm" svg:height="5.079cm" svg:x="14.42cm" svg:y="8.106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5.026cm" svg:height="5.079cm" svg:x="8.479cm" svg:y="8.189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2.356cm" svg:y="8.162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5.026cm" svg:height="5.079cm" svg:x="14.364cm" svg:y="14.32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5.026cm" svg:height="5.079cm" svg:x="8.423cm" svg:y="14.403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2.3cm" svg:y="14.376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5.026cm" svg:height="5.079cm" svg:x="14.448cm" svg:y="20.536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5.026cm" svg:height="5.079cm" svg:x="8.507cm" svg:y="20.619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2.384cm" svg:y="20.592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09:55:57.422000000</meta:creation-date>
    <dc:date>2024-02-13T19:43:16.277000000</dc:date>
    <meta:editing-duration>PT3H53M2S</meta:editing-duration>
    <meta:editing-cycles>5</meta:editing-cycles>
    <meta:generator>LibreOffice/7.5.5.2$Windows_X86_64 LibreOffice_project/ca8fe7424262805f223b9a2334bc7181abbcbf5e</meta:generator>
    <meta:print-date>2024-02-13T18:37:25.347000000</meta:print-date>
    <meta:document-statistic meta:object-count="12"/>
  </office:meta>
</office:document-meta>
</file>